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3.406cm" table:align="left"/>
    </style:style>
    <style:style style:name="Таблица1.A" style:family="table-column">
      <style:table-column-properties style:column-width="0.247cm"/>
    </style:style>
    <style:style style:name="Таблица1.B" style:family="table-column">
      <style:table-column-properties style:column-width="13.159cm"/>
    </style:style>
    <style:style style:name="Таблица1.A1" style:family="table-cell">
      <style:table-cell-properties style:vertical-align="middle"/>
    </style:style>
    <style:style style:name="Таблица2" style:family="table">
      <style:table-properties style:width="15.49cm" table:align="left"/>
    </style:style>
    <style:style style:name="Таблица2.A" style:family="table-column">
      <style:table-column-properties style:column-width="0.459cm"/>
    </style:style>
    <style:style style:name="Таблица2.B" style:family="table-column">
      <style:table-column-properties style:column-width="15.032cm"/>
    </style:style>
    <style:style style:name="Таблица2.A1" style:family="table-cell">
      <style:table-cell-properties style:vertical-align="middle"/>
    </style:style>
    <style:style style:name="Таблица3" style:family="table">
      <style:table-properties style:width="13.406cm" table:align="left"/>
    </style:style>
    <style:style style:name="Таблица3.A" style:family="table-column">
      <style:table-column-properties style:column-width="0.247cm"/>
    </style:style>
    <style:style style:name="Таблица3.B" style:family="table-column">
      <style:table-column-properties style:column-width="13.159cm"/>
    </style:style>
    <style:style style:name="Таблица3.A1" style:family="table-cell">
      <style:table-cell-properties style:vertical-align="middle"/>
    </style:style>
    <style:style style:name="Таблица4" style:family="table">
      <style:table-properties style:width="12.411cm" table:align="left"/>
    </style:style>
    <style:style style:name="Таблица4.A" style:family="table-column">
      <style:table-column-properties style:column-width="0.459cm"/>
    </style:style>
    <style:style style:name="Таблица4.B" style:family="table-column">
      <style:table-column-properties style:column-width="11.952cm"/>
    </style:style>
    <style:style style:name="Таблица4.A1" style:family="table-cell">
      <style:table-cell-properties style:vertical-align="middle"/>
    </style:style>
    <style:style style:name="Таблица5" style:family="table">
      <style:table-properties style:width="14.697cm" table:align="left"/>
    </style:style>
    <style:style style:name="Таблица5.A" style:family="table-column">
      <style:table-column-properties style:column-width="0.247cm"/>
    </style:style>
    <style:style style:name="Таблица5.B" style:family="table-column">
      <style:table-column-properties style:column-width="14.45cm"/>
    </style:style>
    <style:style style:name="Таблица5.A1" style:family="table-cell">
      <style:table-cell-properties style:vertical-align="middle"/>
    </style:style>
    <style:style style:name="Таблица6" style:family="table">
      <style:table-properties style:width="15.49cm" table:align="left"/>
    </style:style>
    <style:style style:name="Таблица6.A" style:family="table-column">
      <style:table-column-properties style:column-width="0.459cm"/>
    </style:style>
    <style:style style:name="Таблица6.B" style:family="table-column">
      <style:table-column-properties style:column-width="15.032cm"/>
    </style:style>
    <style:style style:name="Таблица6.A1" style:family="table-cell">
      <style:table-cell-properties style:vertical-align="middle"/>
    </style:style>
    <style:style style:name="Таблица9" style:family="table">
      <style:table-properties style:width="14.908cm" table:align="left"/>
    </style:style>
    <style:style style:name="Таблица9.A" style:family="table-column">
      <style:table-column-properties style:column-width="0.459cm"/>
    </style:style>
    <style:style style:name="Таблица9.B" style:family="table-column">
      <style:table-column-properties style:column-width="14.45cm"/>
    </style:style>
    <style:style style:name="Таблица9.A1" style:family="table-cell">
      <style:table-cell-properties style:vertical-align="middle"/>
    </style:style>
    <style:style style:name="Таблица10" style:family="table">
      <style:table-properties style:width="1.076cm" table:align="left"/>
    </style:style>
    <style:style style:name="Таблица10.A" style:family="table-column">
      <style:table-column-properties style:column-width="0.247cm"/>
    </style:style>
    <style:style style:name="Таблица10.B" style:family="table-column">
      <style:table-column-properties style:column-width="0.829cm"/>
    </style:style>
    <style:style style:name="Таблица10.A1" style:family="table-cell">
      <style:table-cell-properties style:vertical-align="middle"/>
    </style:style>
    <style:style style:name="P1" style:family="paragraph" style:parent-style-name="Text_20_body">
      <style:text-properties fo:language="ru" fo:country="RU" officeooo:rsid="001be02c" officeooo:paragraph-rsid="001be02c"/>
    </style:style>
    <style:style style:name="P2" style:family="paragraph" style:parent-style-name="Text_20_body">
      <style:text-properties fo:language="ru" fo:country="RU" officeooo:rsid="00219afb" officeooo:paragraph-rsid="00219afb"/>
    </style:style>
    <style:style style:name="P3" style:family="paragraph" style:parent-style-name="Text_20_body">
      <style:text-properties fo:language="ru" fo:country="RU" officeooo:rsid="002d59db" officeooo:paragraph-rsid="002d59db"/>
    </style:style>
    <style:style style:name="P4" style:family="paragraph" style:parent-style-name="Text_20_body">
      <style:text-properties fo:language="ru" fo:country="RU" officeooo:rsid="00315267" officeooo:paragraph-rsid="00315267"/>
    </style:style>
    <style:style style:name="P5" style:family="paragraph" style:parent-style-name="Text_20_body">
      <style:text-properties fo:language="ru" fo:country="RU" officeooo:rsid="00320b7f" officeooo:paragraph-rsid="00320b7f"/>
    </style:style>
    <style:style style:name="P6" style:family="paragraph" style:parent-style-name="Text_20_body">
      <style:text-properties fo:language="ru" fo:country="RU" officeooo:rsid="00392f70" officeooo:paragraph-rsid="00392f70"/>
    </style:style>
    <style:style style:name="P7" style:family="paragraph" style:parent-style-name="Text_20_body">
      <style:text-properties fo:language="ru" fo:country="RU" officeooo:rsid="003a0ad4" officeooo:paragraph-rsid="003a0ad4"/>
    </style:style>
    <style:style style:name="P8" style:family="paragraph" style:parent-style-name="Text_20_body">
      <style:text-properties fo:language="ru" fo:country="RU" officeooo:rsid="003c8da5" officeooo:paragraph-rsid="003c8da5"/>
    </style:style>
    <style:style style:name="P9" style:family="paragraph" style:parent-style-name="Standard">
      <style:text-properties fo:language="ru" fo:country="RU" officeooo:rsid="00081c49" officeooo:paragraph-rsid="00081c49"/>
    </style:style>
    <style:style style:name="P10" style:family="paragraph" style:parent-style-name="Standard">
      <style:text-properties fo:language="ru" fo:country="RU" officeooo:rsid="0023d969" officeooo:paragraph-rsid="0023d969"/>
    </style:style>
    <style:style style:name="P11" style:family="paragraph" style:parent-style-name="Standard">
      <style:text-properties fo:language="en" fo:country="US" officeooo:rsid="0010af68" officeooo:paragraph-rsid="0010af68"/>
    </style:style>
    <style:style style:name="P12" style:family="paragraph" style:parent-style-name="Standard">
      <style:text-properties fo:language="en" fo:country="US" officeooo:rsid="00115d94" officeooo:paragraph-rsid="0014d667"/>
    </style:style>
    <style:style style:name="P13" style:family="paragraph" style:parent-style-name="Heading_20_4">
      <style:paragraph-properties fo:break-before="page"/>
    </style:style>
    <style:style style:name="P14" style:family="paragraph" style:parent-style-name="Heading_20_4">
      <style:text-properties officeooo:paragraph-rsid="003c8da5"/>
    </style:style>
    <style:style style:name="P15" style:family="paragraph" style:parent-style-name="Standard">
      <style:text-properties fo:language="ru" fo:country="RU" officeooo:rsid="003e5305" officeooo:paragraph-rsid="003e5305"/>
    </style:style>
    <style:style style:name="P16" style:family="paragraph" style:parent-style-name="Heading_20_3">
      <style:text-properties fo:language="ru" fo:country="RU" officeooo:rsid="003a0ad4" officeooo:paragraph-rsid="003a0ad4"/>
    </style:style>
    <style:style style:name="P17" style:family="paragraph" style:parent-style-name="Heading_20_1">
      <style:paragraph-properties fo:break-before="pag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bc6ad"/>
    </style:style>
    <style:style style:name="T3" style:family="text">
      <style:text-properties fo:language="en" fo:country="US" officeooo:rsid="001ec43d"/>
    </style:style>
    <style:style style:name="T4" style:family="text">
      <style:text-properties fo:language="en" fo:country="US" officeooo:rsid="0022b00c"/>
    </style:style>
    <style:style style:name="T5" style:family="text">
      <style:text-properties fo:language="en" fo:country="US" officeooo:rsid="0034292d"/>
    </style:style>
    <style:style style:name="T6" style:family="text">
      <style:text-properties fo:language="en" fo:country="US" officeooo:rsid="00362f60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143eee"/>
    </style:style>
    <style:style style:name="T9" style:family="text">
      <style:text-properties fo:language="ru" fo:country="RU" officeooo:rsid="0014d667"/>
    </style:style>
    <style:style style:name="T10" style:family="text">
      <style:text-properties fo:language="ru" fo:country="RU" officeooo:rsid="003c8da5"/>
    </style:style>
    <style:style style:name="T11" style:family="text">
      <style:text-properties officeooo:rsid="000bc6ad"/>
    </style:style>
    <style:style style:name="T12" style:family="text">
      <style:text-properties officeooo:rsid="0014d667"/>
    </style:style>
    <style:style style:name="T13" style:family="text">
      <style:text-properties officeooo:rsid="001d2867"/>
    </style:style>
    <style:style style:name="T14" style:family="text">
      <style:text-properties officeooo:rsid="001ec43d"/>
    </style:style>
    <style:style style:name="T15" style:family="text">
      <style:text-properties officeooo:rsid="001ee4a3"/>
    </style:style>
    <style:style style:name="T16" style:family="text">
      <style:text-properties officeooo:rsid="0022b00c"/>
    </style:style>
    <style:style style:name="T17" style:family="text">
      <style:text-properties officeooo:rsid="0024cc7d"/>
    </style:style>
    <style:style style:name="T18" style:family="text">
      <style:text-properties officeooo:rsid="002c1964"/>
    </style:style>
    <style:style style:name="T19" style:family="text">
      <style:text-properties officeooo:rsid="0031f736"/>
    </style:style>
    <style:style style:name="T20" style:family="text">
      <style:text-properties officeooo:rsid="0034292d"/>
    </style:style>
    <style:style style:name="T21" style:family="text">
      <style:text-properties officeooo:rsid="00356fdb"/>
    </style:style>
    <style:style style:name="T22" style:family="text">
      <style:text-properties officeooo:rsid="00362f60"/>
    </style:style>
    <style:style style:name="T23" style:family="text">
      <style:text-properties fo:color="#9876aa" style:font-name="Courier New"/>
    </style:style>
    <style:style style:name="T24" style:family="text">
      <style:text-properties fo:color="#6a8759" style:font-name="Courier New"/>
    </style:style>
    <style:style style:name="T25" style:family="text">
      <style:text-properties fo:color="#6a8759" style:font-name="Courier New" fo:language="ru" fo:country="RU" officeooo:rsid="003c8da5"/>
    </style:style>
    <style:style style:name="T26" style:family="text">
      <style:text-properties fo:color="#cc7832" style:font-name="Courier New"/>
    </style:style>
    <style:style style:name="T27" style:family="text">
      <style:text-properties fo:color="#cc7832" style:font-name="Courier New" fo:language="ru" fo:country="RU" officeooo:rsid="003c8da5"/>
    </style:style>
    <style:style style:name="T28" style:family="text">
      <style:text-properties fo:color="#cc7832" fo:language="ru" fo:country="RU" officeooo:rsid="003c8da5"/>
    </style:style>
    <style:style style:name="T29" style:family="text">
      <style:text-properties fo:color="#a9b7c6" style:font-name="Courier New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a xlink:type="simple" xlink:href="https://editor.datatables.net/manual/server" text:style-name="Internet_20_link" text:visited-style-name="Visited_20_Internet_20_Link">https://editor.datatables.net/manual/server</text:a></text:p>
      <text:p text:style-name="P15"/>
      <text:p text:style-name="P9">Соединение между клиентом и сервером начинается с <text:span text:style-name="T1">AJAX </text:span>запроса с данными из <text:span text:style-name="T1">Editor</text:span>(по умолчанию <text:span text:style-name="T1">POST</text:span>). <text:span text:style-name="T11">Данные возвращаются сервером в </text:span><text:span text:style-name="T2">JSON </text:span><text:span text:style-name="T11">формате.</text:span></text:p>
      <text:h text:style-name="Heading_20_1" text:outline-level="1">Параметры от клиента к серверу</text:h>
      <text:h text:style-name="Heading_20_3" text:outline-level="3">action</text:h>
      <text:p text:style-name="P12"><text:span text:style-name="T9">Параметр </text:span><text:span text:style-name="T12">action </text:span><text:span text:style-name="T7">мож</text:span><text:span text:style-name="T8">е</text:span><text:span text:style-name="T7">т принимать одно из трех значений:</text:span></text:p>
      <text:p text:style-name="P11">”create”</text:p>
      <text:p text:style-name="P11">”edit”</text:p>
      <text:p text:style-name="P11">”remove”</text:p>
      <text:h text:style-name="Heading_20_3" text:outline-level="3">data</text:h>
      <text:p text:style-name="P1">Этот объект содержит множество <text:span text:style-name="T1">id </text:span>на которые нужно <text:span text:style-name="T15">действовать</text:span> и измененн<text:span text:style-name="T13">ы</text:span>е данные для этих записей. <text:span text:style-name="T14">Каждая пара ключ-значение отображает отдельную запись, где ключ это </text:span><text:span text:style-name="T3">id </text:span><text:span text:style-name="T14">а значение это </text:span><text:span text:style-name="T3">value.</text:span></text:p>
      <text:p text:style-name="P2">Имена параметров объекта <text:span text:style-name="T1">value </text:span><text:span text:style-name="T4">соответствуют</text:span> именам полей в форме ввода <text:span text:style-name="T1">Editor, </text:span><text:span text:style-name="T16">а значения соответствуют введенным значениям в форме.</text:span></text:p>
      <text:p text:style-name="P10">При создании новой записи <text:span text:style-name="T1">id </text:span><text:span text:style-name="T17">всегда 0 и не несет в себе смысла.</text:span></text:p>
      <text:h text:style-name="Heading_20_1" text:outline-level="1"><text:span text:style-name="T18">Параметры</text:span> от сервера к клиенту</text:h>
      <text:p text:style-name="P3">Как только параметры формы были отправлены на сервер <text:span text:style-name="T1">Editor </text:span>ожидает получения <text:span text:style-name="T1">JSON </text:span>объекта со следующими параметрами:</text:p>
      <text:h text:style-name="Heading_20_3" text:outline-level="3">data</text:h>
      <text:p text:style-name="P4">Этот параметр используется только при создании или редактировании записей. <text:span text:style-name="T19">Содержит данные, которые отображают новые или обновленные записи в БД.</text:span></text:p>
      <text:h text:style-name="Heading_20_2" text:outline-level="2">Error</text:h>
      <text:p text:style-name="P5">Необязательный параметр. <text:span text:style-name="T20">Это свойство используется чтобы отобразить возникновение ошибки не привязанной к какому либо полю в форм</text:span><text:span text:style-name="T5">e. </text:span><text:span text:style-name="T21">Строка возвращаемая этим параметром отображается пользователю как сообщение об ошибке.</text:span></text:p>
      <text:h text:style-name="Heading_20_3" text:outline-level="3">FieldErrors</text:h>
      <text:p text:style-name="P5">Необязательный параметр. <text:span text:style-name="T22">Это свойство используется для сообщения о том. Что одно или несколько полей в неправильном состоянии(обычно это неправильный ввод данных). Свойство представляет из себя массив объектов, каждый объект содержит имя поля и </text:span><text:span text:style-name="T6">name </text:span><text:span text:style-name="T22">и </text:span><text:span text:style-name="T6">status.</text:span></text:p>
      <text:p text:style-name="P6">Протокол <text:span text:style-name="T1">Editor </text:span>полностью независим от протокола <text:span text:style-name="T1">Datatables. Editor </text:span>выполняет операции <text:span text:style-name="T1">create, update and delete, </text:span>а <text:span text:style-name="T1">datatables </text:span>только <text:span text:style-name="T1">select.</text:span></text:p>
      <text:h text:style-name="P17" text:outline-level="1">Примеры по обмену данных.</text:h>
      <text:h text:style-name="P16" text:outline-level="3">Create</text:h>
      <text:p text:style-name="Text_20_body">Client sends (as HTTP parameters in the request body) - single row creation:</text:p>
      <text:section text:style-name="Sect1" text:name="highlighter_284447"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</table:table-cell>
            <table:table-cell table:style-name="Таблица1.A1" office:value-type="string">
              <text:p text:style-name="Table_20_Contents"><text:span text:style-name="Source_20_Text">action <text:s text:c="13"/>= create</text:span></text:p>
              <text:p text:style-name="Table_20_Contents"><text:span text:style-name="Source_20_Text">data[0][extn] <text:s text:c="6"/>= 2947</text:span></text:p>
              <text:p text:style-name="Table_20_Contents"><text:span text:style-name="Source_20_Text">data[0][first_name] = Fiona</text:span></text:p>
              <text:p text:style-name="Table_20_Contents"><text:span text:style-name="Source_20_Text">data[0][last_name] <text:s/>= Green</text:span></text:p>
              <text:p text:style-name="Table_20_Contents"><text:span text:style-name="Source_20_Text">data[0][office] <text:s text:c="4"/>= San Francisco</text:span></text:p>
              <text:p text:style-name="Table_20_Contents"><text:span text:style-name="Source_20_Text">data[0][position] <text:s text:c="2"/>= Chief Operating Officer (COO)</text:span></text:p>
              <text:p text:style-name="Table_20_Contents"><text:span text:style-name="Source_20_Text">data[0][salary] <text:s text:c="4"/>= 850000</text:span></text:p>
              <text:p text:style-name="Table_20_Contents"><text:span text:style-name="Source_20_Text">data[0][start_date] = 2010-03-11</text:span></text:p>
            </table:table-cell>
          </table:table-row>
        </table:table>
      </text:section>
      <text:p text:style-name="Text_20_body">Server replies with the <text:span text:style-name="Source_20_Text">data</text:span> parameter defining the data object for the newly created row:</text:p>
      <text:section text:style-name="Sect1" text:name="highlighter_267493"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table:style-name="Таблица2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  <text:p text:style-name="Table_20_Contents">11</text:p>
              <text:p text:style-name="Table_20_Contents">12</text:p>
              <text:p text:style-name="Table_20_Contents">13</text:p>
              <text:p text:style-name="Table_20_Contents">14</text:p>
            </table:table-cell>
            <table:table-cell table:style-name="Таблица2.A1" office:value-type="string">
              <text:p text:style-name="Table_20_Contents"><text:span text:style-name="Source_20_Text">{</text:span></text:p>
              <text:p text:style-name="Table_20_Contents"><text:span text:style-name="Source_20_Text"><text:s text:c="4"/>"data": [</text:span></text:p>
              <text:p text:style-name="Table_20_Contents"><text:span text:style-name="Source_20_Text"><text:s text:c="8"/>{</text:span></text:p>
              <text:p text:style-name="Table_20_Contents"><text:span text:style-name="Source_20_Text"><text:s text:c="12"/>"DT_RowId": <text:s text:c="2"/>"row_29",</text:span></text:p>
              <text:p text:style-name="Table_20_Contents"><text:span text:style-name="Source_20_Text"><text:s text:c="12"/>"first_name": "Fiona",</text:span></text:p>
              <text:p text:style-name="Table_20_Contents"><text:span text:style-name="Source_20_Text"><text:s text:c="12"/>"last_name": <text:s/>"Green",</text:span></text:p>
              <text:p text:style-name="Table_20_Contents"><text:span text:style-name="Source_20_Text"><text:s text:c="12"/>"position": <text:s text:c="2"/>"Chief Operating Officer (COO)",</text:span></text:p>
              <text:p text:style-name="Table_20_Contents"><text:span text:style-name="Source_20_Text"><text:s text:c="12"/>"office": <text:s text:c="4"/>"San Francisco",</text:span></text:p>
              <text:p text:style-name="Table_20_Contents"><text:span text:style-name="Source_20_Text"><text:s text:c="12"/>"extn": <text:s text:c="6"/>"2947",</text:span></text:p>
              <text:p text:style-name="Table_20_Contents"><text:span text:style-name="Source_20_Text"><text:s text:c="12"/>"salary": <text:s text:c="4"/>"850000",</text:span></text:p>
              <text:p text:style-name="Table_20_Contents"><text:span text:style-name="Source_20_Text"><text:s text:c="12"/>"start_date": "2010-03-11"</text:span></text:p>
              <text:p text:style-name="Table_20_Contents"><text:span text:style-name="Source_20_Text"><text:s text:c="8"/>}</text:span></text:p>
              <text:p text:style-name="Table_20_Contents"><text:span text:style-name="Source_20_Text"><text:s text:c="4"/>]</text:span></text:p>
              <text:p text:style-name="Table_20_Contents"><text:span text:style-name="Source_20_Text">}</text:span></text:p>
            </table:table-cell>
          </table:table-row>
        </table:table>
      </text:section>
      <text:h text:style-name="P14" text:outline-level="4"><text:span text:style-name="T10">У нас указано </text:span><text:span text:style-name="T23">idSrc</text:span><text:span text:style-name="T29">: </text:span><text:span text:style-name="T24">'routePointID'</text:span><text:span text:style-name="T26">, </text:span><text:span text:style-name="T27">поэтому вместо </text:span><text:span text:style-name="Source_20_Text"><text:span text:style-name="T28">"DT_RowId" нужно отправлять "</text:span></text:span><text:span text:style-name="Source_20_Text"><text:span text:style-name="T25">routePointID</text:span></text:span><text:span text:style-name="Source_20_Text"><text:span text:style-name="T28">".</text:span></text:span></text:h>
      <text:p text:style-name="P8"/>
      <text:h text:style-name="P13" text:outline-level="4">Create - with a field error</text:h>
      <text:p text:style-name="Text_20_body">Client sends (as HTTP variables):</text:p>
      <text:section text:style-name="Sect1" text:name="highlighter_53225">
        <table:table table:name="Таблица3" table:style-name="Таблица3">
          <table:table-column table:style-name="Таблица3.A"/>
          <table:table-column table:style-name="Таблица3.B"/>
          <table:table-row>
            <table:table-cell table:style-name="Таблица3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</table:table-cell>
            <table:table-cell table:style-name="Таблица3.A1" office:value-type="string">
              <text:p text:style-name="Table_20_Contents"><text:span text:style-name="Source_20_Text">action <text:s text:c="13"/>= create</text:span></text:p>
              <text:p text:style-name="Table_20_Contents"><text:span text:style-name="Source_20_Text">data[0][extn] <text:s text:c="6"/>= 2947</text:span></text:p>
              <text:p text:style-name="Table_20_Contents"><text:span text:style-name="Source_20_Text">data[0][first_name] = </text:span></text:p>
              <text:p text:style-name="Table_20_Contents"><text:span text:style-name="Source_20_Text">data[0][last_name] <text:s/>= </text:span></text:p>
              <text:p text:style-name="Table_20_Contents"><text:span text:style-name="Source_20_Text">data[0][office] <text:s text:c="4"/>= San Francisco</text:span></text:p>
              <text:p text:style-name="Table_20_Contents"><text:span text:style-name="Source_20_Text">data[0][position] <text:s text:c="2"/>= Chief Operating Officer (COO)</text:span></text:p>
              <text:p text:style-name="Table_20_Contents"><text:span text:style-name="Source_20_Text">data[0][salary] <text:s text:c="4"/>= 850000</text:span></text:p>
              <text:p text:style-name="Table_20_Contents"><text:span text:style-name="Source_20_Text">data[0][start_date] = 2010-03-11</text:span></text:p>
            </table:table-cell>
          </table:table-row>
        </table:table>
      </text:section>
      <text:p text:style-name="Text_20_body">Server replies with two field errors:</text:p>
      <text:section text:style-name="Sect1" text:name="highlighter_982144">
        <table:table table:name="Таблица4" table:style-name="Таблица4">
          <table:table-column table:style-name="Таблица4.A"/>
          <table:table-column table:style-name="Таблица4.B"/>
          <table:table-row>
            <table:table-cell table:style-name="Таблица4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  <text:p text:style-name="Table_20_Contents">11</text:p>
              <text:p text:style-name="Table_20_Contents">12</text:p>
            </table:table-cell>
            <table:table-cell table:style-name="Таблица4.A1" office:value-type="string">
              <text:p text:style-name="Table_20_Contents"><text:span text:style-name="Source_20_Text">{</text:span></text:p>
              <text:p text:style-name="Table_20_Contents"><text:span text:style-name="Source_20_Text"><text:s text:c="4"/>"fieldErrors": [</text:span></text:p>
              <text:p text:style-name="Table_20_Contents"><text:span text:style-name="Source_20_Text"><text:s text:c="8"/>{</text:span></text:p>
              <text:p text:style-name="Table_20_Contents"><text:span text:style-name="Source_20_Text"><text:s text:c="12"/>"name": <text:s text:c="2"/>"first_name",</text:span></text:p>
              <text:p text:style-name="Table_20_Contents"><text:span text:style-name="Source_20_Text"><text:s text:c="12"/>"status": "This field is required"</text:span></text:p>
              <text:p text:style-name="Table_20_Contents"><text:span text:style-name="Source_20_Text"><text:s text:c="8"/>},</text:span></text:p>
              <text:p text:style-name="Table_20_Contents"><text:span text:style-name="Source_20_Text"><text:s text:c="8"/>{</text:span></text:p>
              <text:p text:style-name="Table_20_Contents"><text:span text:style-name="Source_20_Text"><text:s text:c="12"/>"name": <text:s text:c="2"/>"last_name",</text:span></text:p>
              <text:p text:style-name="Table_20_Contents"><text:span text:style-name="Source_20_Text"><text:s text:c="12"/>"status": "This field is required"</text:span></text:p>
              <text:p text:style-name="Table_20_Contents"><text:span text:style-name="Source_20_Text"><text:s text:c="8"/>}</text:span></text:p>
              <text:p text:style-name="Table_20_Contents"><text:span text:style-name="Source_20_Text"><text:s text:c="4"/>]</text:span></text:p>
              <text:p text:style-name="Table_20_Contents"><text:span text:style-name="Source_20_Text">}</text:span></text:p>
            </table:table-cell>
          </table:table-row>
        </table:table>
      </text:section>
      <text:h text:style-name="Heading_20_3" text:outline-level="3"><text:bookmark text:name="Edit"/>Edit</text:h>
      <text:p text:style-name="Text_20_body">Client sends (as HTTP parameters in the request body) - single row edit:</text:p>
      <text:section text:style-name="Sect1" text:name="highlighter_938589">
        <table:table table:name="Таблица5" table:style-name="Таблица5">
          <table:table-column table:style-name="Таблица5.A"/>
          <table:table-column table:style-name="Таблица5.B"/>
          <table:table-row>
            <table:table-cell table:style-name="Таблица5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</table:table-cell>
            <table:table-cell table:style-name="Таблица5.A1" office:value-type="string">
              <text:p text:style-name="Table_20_Contents"><text:span text:style-name="Source_20_Text">action <text:s text:c="18"/>= edit</text:span></text:p>
              <text:p text:style-name="Table_20_Contents"><text:span text:style-name="Source_20_Text">data[row_29][extn] <text:s text:c="6"/>= 2947</text:span></text:p>
              <text:p text:style-name="Table_20_Contents"><text:span text:style-name="Source_20_Text">data[row_29][first_name] = Fiona</text:span></text:p>
              <text:p text:style-name="Table_20_Contents"><text:span text:style-name="Source_20_Text">data[row_29][last_name] <text:s/>= Green</text:span></text:p>
              <text:p text:style-name="Table_20_Contents"><text:span text:style-name="Source_20_Text">data[row_29][office] <text:s text:c="4"/>= San Francisco</text:span></text:p>
              <text:p text:style-name="Table_20_Contents"><text:span text:style-name="Source_20_Text">data[row_29][position] <text:s text:c="2"/>= Chief Operating Officer (COO)</text:span></text:p>
              <text:p text:style-name="Table_20_Contents"><text:span text:style-name="Source_20_Text">data[row_29][salary] <text:s text:c="4"/>= 850000</text:span></text:p>
              <text:p text:style-name="Table_20_Contents"><text:span text:style-name="Source_20_Text">data[row_29][start_date] = 2010-03-11</text:span></text:p>
            </table:table-cell>
          </table:table-row>
        </table:table>
      </text:section>
      <text:p text:style-name="Text_20_body">Server replies with the <text:span text:style-name="Source_20_Text">data</text:span> parameter defining the data object for the edited row:</text:p>
      <text:section text:style-name="Sect1" text:name="highlighter_352707">
        <table:table table:name="Таблица6" table:style-name="Таблица6">
          <table:table-column table:style-name="Таблица6.A"/>
          <table:table-column table:style-name="Таблица6.B"/>
          <table:table-row>
            <table:table-cell table:style-name="Таблица6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  <text:p text:style-name="Table_20_Contents">11</text:p>
              <text:p text:style-name="Table_20_Contents">12</text:p>
              <text:p text:style-name="Table_20_Contents">13</text:p>
              <text:p text:style-name="Table_20_Contents">14</text:p>
            </table:table-cell>
            <table:table-cell table:style-name="Таблица6.A1" office:value-type="string">
              <text:p text:style-name="Table_20_Contents"><text:span text:style-name="Source_20_Text">{</text:span></text:p>
              <text:p text:style-name="Table_20_Contents"><text:span text:style-name="Source_20_Text"><text:s text:c="4"/>"data": [</text:span></text:p>
              <text:p text:style-name="Table_20_Contents"><text:span text:style-name="Source_20_Text"><text:s text:c="8"/>{</text:span></text:p>
              <text:p text:style-name="Table_20_Contents"><text:span text:style-name="Source_20_Text"><text:s text:c="12"/>"DT_RowId": <text:s text:c="2"/>"row_29",</text:span></text:p>
              <text:p text:style-name="Table_20_Contents"><text:span text:style-name="Source_20_Text"><text:s text:c="12"/>"first_name": "Fiona",</text:span></text:p>
              <text:p text:style-name="Table_20_Contents"><text:span text:style-name="Source_20_Text"><text:s text:c="12"/>"last_name": <text:s/>"Green",</text:span></text:p>
              <text:p text:style-name="Table_20_Contents"><text:span text:style-name="Source_20_Text"><text:s text:c="12"/>"position": <text:s text:c="2"/>"Chief Operating Officer (COO)",</text:span></text:p>
              <text:p text:style-name="Table_20_Contents"><text:span text:style-name="Source_20_Text"><text:s text:c="12"/>"office": <text:s text:c="4"/>"San Francisco",</text:span></text:p>
              <text:p text:style-name="Table_20_Contents"><text:span text:style-name="Source_20_Text"><text:s text:c="12"/>"extn": <text:s text:c="6"/>"2947",</text:span></text:p>
              <text:p text:style-name="Table_20_Contents"><text:span text:style-name="Source_20_Text"><text:s text:c="12"/>"salary": <text:s text:c="4"/>"850000",</text:span></text:p>
              <text:p text:style-name="Table_20_Contents"><text:span text:style-name="Source_20_Text"><text:s text:c="12"/>"start_date": "2010-03-11"</text:span></text:p>
              <text:p text:style-name="Table_20_Contents"><text:span text:style-name="Source_20_Text"><text:s text:c="8"/>}</text:span></text:p>
              <text:p text:style-name="Table_20_Contents"><text:span text:style-name="Source_20_Text"><text:s text:c="4"/>]</text:span></text:p>
              <text:p text:style-name="Table_20_Contents"><text:span text:style-name="Source_20_Text">}</text:span></text:p>
            </table:table-cell>
          </table:table-row>
        </table:table>
      </text:section>
      <text:h text:style-name="Heading_20_3" text:outline-level="3"><text:bookmark text:name="Remove"/><text:soft-page-break/>Remove</text:h>
      <text:p text:style-name="Text_20_body">Client sends (as HTTP variables) - note this example deletes two rows:</text:p>
      <text:section text:style-name="Sect1" text:name="highlighter_31694">
        <table:table table:name="Таблица9" table:style-name="Таблица9">
          <table:table-column table:style-name="Таблица9.A"/>
          <table:table-column table:style-name="Таблица9.B"/>
          <table:table-row>
            <table:table-cell table:style-name="Таблица9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  <text:p text:style-name="Table_20_Contents">11</text:p>
              <text:p text:style-name="Table_20_Contents">12</text:p>
              <text:p text:style-name="Table_20_Contents">13</text:p>
              <text:p text:style-name="Table_20_Contents">14</text:p>
              <text:p text:style-name="Table_20_Contents">15</text:p>
              <text:p text:style-name="Table_20_Contents">16</text:p>
              <text:p text:style-name="Table_20_Contents">17</text:p>
              <text:p text:style-name="Table_20_Contents">18</text:p>
              <text:p text:style-name="Table_20_Contents">19</text:p>
              <text:p text:style-name="Table_20_Contents">20</text:p>
              <text:p text:style-name="Table_20_Contents">21</text:p>
            </table:table-cell>
            <table:table-cell table:style-name="Таблица9.A1" office:value-type="string">
              <text:p text:style-name="Table_20_Contents"><text:span text:style-name="Source_20_Text">action <text:s text:c="18"/>= remove</text:span></text:p>
              <text:p text:style-name="Table_20_Contents"><text:span text:style-name="Source_20_Text">data[row_29][DT_RowId] <text:s text:c="2"/>= row_29</text:span></text:p>
              <text:p text:style-name="Table_20_Contents"><text:span text:style-name="Source_20_Text">data[row_29][first_name] = Fiona</text:span></text:p>
              <text:p text:style-name="Table_20_Contents"><text:span text:style-name="Source_20_Text">data[row_29][last_name] <text:s/>= Green</text:span></text:p>
              <text:p text:style-name="Table_20_Contents"><text:span text:style-name="Source_20_Text">data[row_29][position] <text:s text:c="2"/>= Chief Operating Officer (COO)</text:span></text:p>
              <text:p text:style-name="Table_20_Contents"><text:span text:style-name="Source_20_Text">data[row_29][email] <text:s text:c="5"/>= f.green%40datatables.net</text:span></text:p>
              <text:p text:style-name="Table_20_Contents"><text:span text:style-name="Source_20_Text">data[row_29][office] <text:s text:c="4"/>= San Francisco</text:span></text:p>
              <text:p text:style-name="Table_20_Contents"><text:span text:style-name="Source_20_Text">data[row_29][extn] <text:s text:c="6"/>= 2947</text:span></text:p>
              <text:p text:style-name="Table_20_Contents"><text:span text:style-name="Source_20_Text">data[row_29][age] <text:s text:c="7"/>= 48</text:span></text:p>
              <text:p text:style-name="Table_20_Contents"><text:span text:style-name="Source_20_Text">data[row_29][salary] <text:s text:c="4"/>= 850000</text:span></text:p>
              <text:p text:style-name="Table_20_Contents"><text:span text:style-name="Source_20_Text">data[row_29][start_date] = 2015-05-22</text:span></text:p>
              <text:p text:style-name="Table_20_Contents"><text:span text:style-name="Source_20_Text">data[row_34][DT_RowId] <text:s text:c="2"/>= row_34</text:span></text:p>
              <text:p text:style-name="Table_20_Contents"><text:span text:style-name="Source_20_Text">data[row_34][first_name] = Gavin</text:span></text:p>
              <text:p text:style-name="Table_20_Contents"><text:span text:style-name="Source_20_Text">data[row_34][last_name] <text:s/>= Cortez</text:span></text:p>
              <text:p text:style-name="Table_20_Contents"><text:span text:style-name="Source_20_Text">data[row_34][position] <text:s text:c="2"/>= Team Leader</text:span></text:p>
              <text:p text:style-name="Table_20_Contents"><text:span text:style-name="Source_20_Text">data[row_34][email] <text:s text:c="5"/>= g.cortez%40datatables.net</text:span></text:p>
              <text:p text:style-name="Table_20_Contents"><text:span text:style-name="Source_20_Text">data[row_34][office] <text:s text:c="4"/>= San Francisco</text:span></text:p>
              <text:p text:style-name="Table_20_Contents"><text:span text:style-name="Source_20_Text">data[row_34][extn] <text:s text:c="6"/>= 2860</text:span></text:p>
              <text:p text:style-name="Table_20_Contents"><text:span text:style-name="Source_20_Text">data[row_34][age] <text:s text:c="7"/>= 22</text:span></text:p>
              <text:p text:style-name="Table_20_Contents"><text:span text:style-name="Source_20_Text">data[row_34][salary] <text:s text:c="4"/>= 235500</text:span></text:p>
              <text:p text:style-name="Table_20_Contents"><text:span text:style-name="Source_20_Text">data[row_34][start_date] = 2008-10-26</text:span></text:p>
            </table:table-cell>
          </table:table-row>
        </table:table>
      </text:section>
      <text:p text:style-name="Text_20_body">Server replies with an empty object - no error occurred. If an error were to occur, <text:span text:style-name="Source_20_Text">error</text:span> should be set:</text:p>
      <text:section text:style-name="Sect1" text:name="highlighter_542295">
        <table:table table:name="Таблица10" table:style-name="Таблица10">
          <table:table-column table:style-name="Таблица10.A"/>
          <table:table-column table:style-name="Таблица10.B"/>
          <table:table-row>
            <table:table-cell table:style-name="Таблица10.A1" office:value-type="string">
              <text:p text:style-name="Table_20_Contents">1</text:p>
            </table:table-cell>
            <table:table-cell table:style-name="Таблица10.A1" office:value-type="string">
              <text:p text:style-name="Table_20_Contents"><text:span text:style-name="Source_20_Text">{ }</text:span></text:p>
            </table:table-cell>
          </table:table-row>
        </table:table>
      </text:section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8M13S</meta:editing-duration>
    <meta:editing-cycles>53</meta:editing-cycles>
    <meta:generator>LibreOffice/5.0.4.2$Windows_x86 LibreOffice_project/2b9802c1994aa0b7dc6079e128979269cf95bc78</meta:generator>
    <dc:date>2016-01-29T16:58:18.053000000</dc:date>
    <meta:document-statistic meta:table-count="8" meta:image-count="0" meta:object-count="0" meta:page-count="4" meta:paragraph-count="207" meta:word-count="662" meta:character-count="4941" meta:non-whitespace-character-count="3939"/>
    <meta:user-defined meta:name="Info 1"/>
    <meta:user-defined meta:name="Info 2"/>
    <meta:user-defined meta:name="Info 3"/>
    <meta:user-defined meta:name="Info 4"/>
  </office:meta>
</office:document-meta>
</file>